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190fb" officeooo:paragraph-rsid="00569ac4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DejaVu Sans" officeooo:paragraph-rsid="00484d34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48702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41d104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64b0c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30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31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4dcdb8"/>
    </style:style>
    <style:style style:name="P32" style:family="paragraph" style:parent-style-name="Table_20_Contents" style:list-style-name="L4">
      <style:paragraph-properties fo:line-height="100%" fo:text-align="start" style:justify-single-word="false"/>
      <style:text-properties style:font-name="DejaVu Sans" officeooo:paragraph-rsid="00484d34"/>
    </style:style>
    <style:style style:name="P33" style:family="paragraph" style:parent-style-name="Table_20_Contents" style:list-style-name="L6">
      <style:paragraph-properties fo:line-height="100%" fo:text-align="start" style:justify-single-word="false"/>
      <style:text-properties style:font-name="DejaVu Sans" officeooo:paragraph-rsid="005664f1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rsid="00588a16" officeooo:paragraph-rsid="00588a16"/>
    </style:style>
    <style:style style:name="P35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9c312" officeooo:paragraph-rsid="0049c312"/>
    </style:style>
    <style:style style:name="P36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37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d63ce" officeooo:paragraph-rsid="004d63ce"/>
    </style:style>
    <style:style style:name="P38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39" style:family="paragraph" style:parent-style-name="Table_20_Contents" style:list-style-name="L4">
      <style:paragraph-properties fo:line-height="100%" fo:text-align="start" style:justify-single-word="false"/>
      <style:text-properties officeooo:paragraph-rsid="00484d34"/>
    </style:style>
    <style:style style:name="P40" style:family="paragraph" style:parent-style-name="Table_20_Contents" style:list-style-name="L5">
      <style:paragraph-properties fo:line-height="100%" fo:text-align="start" style:justify-single-word="false"/>
      <style:text-properties officeooo:paragraph-rsid="005664f1"/>
    </style:style>
    <style:style style:name="P41" style:family="paragraph" style:parent-style-name="Table_20_Contents" style:list-style-name="L6">
      <style:paragraph-properties fo:line-height="100%" fo:text-align="start" style:justify-single-word="false"/>
      <style:text-properties officeooo:paragraph-rsid="005664f1"/>
    </style:style>
    <style:style style:name="P42" style:family="paragraph" style:parent-style-name="Table_20_Contents" style:list-style-name="L5">
      <style:paragraph-properties fo:line-height="100%" fo:text-align="start" style:justify-single-word="false"/>
      <style:text-properties officeooo:rsid="004dcdb8" officeooo:paragraph-rsid="005664f1"/>
    </style:style>
    <style:style style:name="P4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a2c6f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4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636d4" style:font-size-asian="3.5pt" style:font-weight-asian="normal" style:font-size-complex="4pt" style:font-weight-complex="normal"/>
    </style:style>
    <style:style style:name="P4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48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4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41d10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5ba9f6" style:font-size-asian="8.75pt" style:font-size-complex="10pt"/>
    </style:style>
    <style:style style:name="P52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4dcdb8" officeooo:paragraph-rsid="005664f1"/>
    </style:style>
    <style:style style:name="P53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5ba9f6" officeooo:paragraph-rsid="005ba9f6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DejaVu Sans" officeooo:paragraph-rsid="0041d104"/>
    </style:style>
    <style:style style:name="T1" style:family="text">
      <style:text-properties officeooo:rsid="00f6d43a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e31160" style:font-weight-asian="normal" style:font-weight-complex="normal"/>
    </style:style>
    <style:style style:name="T4" style:family="text">
      <style:text-properties style:use-window-font-color="true" fo:font-weight="normal" officeooo:rsid="005c767f" style:font-weight-asian="normal" style:font-weight-complex="normal"/>
    </style:style>
    <style:style style:name="T5" style:family="text">
      <style:text-properties style:use-window-font-color="true" fo:font-weight="normal" officeooo:rsid="00915c1b" style:font-weight-asian="normal" style:font-weight-complex="normal"/>
    </style:style>
    <style:style style:name="T6" style:family="text">
      <style:text-properties style:use-window-font-color="true" fo:font-weight="normal" officeooo:rsid="003b5edf" style:font-weight-asian="normal" style:font-weight-complex="normal"/>
    </style:style>
    <style:style style:name="T7" style:family="text">
      <style:text-properties style:use-window-font-color="true" fo:font-weight="normal" officeooo:rsid="00439fce" style:font-weight-asian="normal" style:font-weight-complex="normal"/>
    </style:style>
    <style:style style:name="T8" style:family="text">
      <style:text-properties style:use-window-font-color="true" fo:font-weight="normal" officeooo:rsid="0056f1b0" style:font-weight-asian="normal" style:font-weight-complex="normal"/>
    </style:style>
    <style:style style:name="T9" style:family="text">
      <style:text-properties style:use-window-font-color="true" officeooo:rsid="006aac6e"/>
    </style:style>
    <style:style style:name="T10" style:family="text">
      <style:text-properties style:use-window-font-color="true" officeooo:rsid="006eff53"/>
    </style:style>
    <style:style style:name="T11" style:family="text">
      <style:text-properties style:use-window-font-color="true" officeooo:rsid="007c3031"/>
    </style:style>
    <style:style style:name="T12" style:family="text">
      <style:text-properties style:use-window-font-color="true" officeooo:rsid="00d0ca39"/>
    </style:style>
    <style:style style:name="T13" style:family="text">
      <style:text-properties style:use-window-font-color="true" officeooo:rsid="00bbf1f2"/>
    </style:style>
    <style:style style:name="T14" style:family="text">
      <style:text-properties style:use-window-font-color="true" fo:font-weight="bold" officeooo:rsid="003443de" style:font-weight-asian="bold" style:font-weight-complex="bold"/>
    </style:style>
    <style:style style:name="T15" style:family="text">
      <style:text-properties style:use-window-font-color="true" fo:font-weight="bold" officeooo:rsid="004556f0" style:font-weight-asian="bold" style:font-weight-complex="bold"/>
    </style:style>
    <style:style style:name="T16" style:family="text">
      <style:text-properties style:use-window-font-color="true" fo:font-weight="bold" officeooo:rsid="0048702c" style:font-weight-asian="bold" style:font-weight-complex="bold"/>
    </style:style>
    <style:style style:name="T17" style:family="text">
      <style:text-properties style:use-window-font-color="true" officeooo:rsid="000ae359"/>
    </style:style>
    <style:style style:name="T18" style:family="text">
      <style:text-properties style:use-window-font-color="true" officeooo:rsid="003443de"/>
    </style:style>
    <style:style style:name="T19" style:family="text">
      <style:text-properties style:use-window-font-color="true" officeooo:rsid="00d03c92"/>
    </style:style>
    <style:style style:name="T20" style:family="text">
      <style:text-properties style:use-window-font-color="true" officeooo:rsid="003daa9f"/>
    </style:style>
    <style:style style:name="T21" style:family="text">
      <style:text-properties style:use-window-font-color="true" officeooo:rsid="0048702c"/>
    </style:style>
    <style:style style:name="T2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fo:font-size="10pt" fo:font-weight="normal" officeooo:rsid="00764108" style:font-size-asian="10pt" style:font-weight-asian="normal" style:font-size-complex="10pt" style:font-weight-complex="normal"/>
    </style:style>
    <style:style style:name="T24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5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26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4dcdb8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weight="normal" officeooo:rsid="00578bc4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43" style:family="text">
      <style:text-properties style:use-window-font-color="true" fo:font-size="10pt" fo:font-weight="normal" officeooo:rsid="006aac6e" style:font-size-asian="10pt" style:font-weight-asian="normal" style:font-size-complex="10pt" style:font-weight-complex="normal"/>
    </style:style>
    <style:style style:name="T44" style:family="text">
      <style:text-properties style:use-window-font-color="true" fo:font-size="10pt" fo:font-weight="normal" officeooo:rsid="003443de" style:font-size-asian="10pt" style:font-weight-asian="normal" style:font-size-complex="10pt" style:font-weight-complex="normal"/>
    </style:style>
    <style:style style:name="T45" style:family="text">
      <style:text-properties style:use-window-font-color="true" fo:font-size="10pt" fo:font-weight="normal" officeooo:rsid="00ed72e4" style:font-size-asian="10pt" style:font-weight-asian="normal" style:font-size-complex="10pt" style:font-weight-complex="normal"/>
    </style:style>
    <style:style style:name="T46" style:family="text">
      <style:text-properties style:use-window-font-color="true" fo:font-size="10pt" fo:font-weight="normal" officeooo:rsid="00ec0e1b" style:font-size-asian="10pt" style:font-weight-asian="normal" style:font-size-complex="10pt" style:font-weight-complex="normal"/>
    </style:style>
    <style:style style:name="T47" style:family="text">
      <style:text-properties style:use-window-font-color="true" fo:font-size="10pt" fo:font-weight="normal" officeooo:rsid="004f390f" style:font-size-asian="10pt" style:font-weight-asian="normal" style:font-size-complex="10pt" style:font-weight-complex="normal"/>
    </style:style>
    <style:style style:name="T48" style:family="text">
      <style:text-properties style:use-window-font-color="true" fo:font-size="10pt" fo:font-weight="normal" officeooo:rsid="00129606" style:font-size-asian="10pt" style:font-weight-asian="normal" style:font-size-complex="10pt" style:font-weight-complex="normal"/>
    </style:style>
    <style:style style:name="T49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use-window-font-color="true" fo:font-size="10pt" fo:font-weight="bold" officeooo:rsid="0073d3ed" style:font-size-asian="10pt" style:font-weight-asian="bold" style:font-size-complex="10pt" style:font-weight-complex="bold"/>
    </style:style>
    <style:style style:name="T63" style:family="text">
      <style:text-properties style:use-window-font-color="true" fo:font-size="10pt" fo:font-weight="bold" officeooo:rsid="006aac6e" style:font-size-asian="10pt" style:font-weight-asian="bold" style:font-size-complex="10pt" style:font-weight-complex="bold"/>
    </style:style>
    <style:style style:name="T64" style:family="text">
      <style:text-properties style:use-window-font-color="true" fo:font-size="10pt" fo:font-weight="bold" officeooo:rsid="003443de" style:font-size-asian="10pt" style:font-weight-asian="bold" style:font-size-complex="10pt" style:font-weight-complex="bold"/>
    </style:style>
    <style:style style:name="T65" style:family="text">
      <style:text-properties style:use-window-font-color="true" fo:font-size="10pt" fo:font-weight="bold" officeooo:rsid="00437b29" style:font-size-asian="10pt" style:font-weight-asian="bold" style:font-size-complex="10pt" style:font-weight-complex="bold"/>
    </style:style>
    <style:style style:name="T66" style:family="text">
      <style:text-properties style:use-window-font-color="true" style:font-name="DejaVu Sans"/>
    </style:style>
    <style:style style:name="T67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68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69" style:family="text">
      <style:text-properties style:use-window-font-color="true" style:font-name="DejaVu Sans" fo:font-size="10pt" fo:font-weight="normal" officeooo:rsid="00564b0c" style:font-size-asian="10pt" style:font-weight-asian="normal" style:font-size-complex="10pt" style:font-weight-complex="normal"/>
    </style:style>
    <style:style style:name="T70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71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72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73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74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75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76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use-window-font-color="true" style:font-name="DejaVu Sans" officeooo:rsid="00522aaa" style:font-size-asian="10pt"/>
    </style:style>
    <style:style style:name="T80" style:family="text">
      <style:text-properties style:use-window-font-color="true" style:font-name="DejaVu Sans" officeooo:rsid="00532280" style:font-size-asian="10pt"/>
    </style:style>
    <style:style style:name="T81" style:family="text">
      <style:text-properties style:use-window-font-color="true" style:font-name="DejaVu Sans" officeooo:rsid="005a2c6f"/>
    </style:style>
    <style:style style:name="T82" style:family="text">
      <style:text-properties style:use-window-font-color="true" style:font-name="DejaVu Sans" style:text-underline-style="none"/>
    </style:style>
    <style:style style:name="T83" style:family="text">
      <style:text-properties style:use-window-font-color="true" style:font-name="DejaVu Sans" style:text-underline-style="none" officeooo:rsid="005a2c6f"/>
    </style:style>
    <style:style style:name="T84" style:family="text">
      <style:text-properties style:use-window-font-color="true" style:font-name="DejaVu Sans" officeooo:rsid="005ba9f6"/>
    </style:style>
    <style:style style:name="T85" style:family="text">
      <style:text-properties style:use-window-font-color="true" style:font-name="DejaVu Sans" fo:font-size="10pt" fo:font-weight="normal" officeooo:rsid="00e31160" style:font-size-asian="10pt" style:font-weight-asian="normal" style:font-size-complex="10pt" style:font-weight-complex="normal"/>
    </style:style>
    <style:style style:name="T86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87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88" style:family="text">
      <style:text-properties style:use-window-font-color="true" style:font-name="DejaVu Sans" fo:font-size="10pt" fo:font-weight="normal" officeooo:rsid="00564b0c" style:font-size-asian="10pt" style:font-weight-asian="normal" style:font-size-complex="10pt" style:font-weight-complex="normal"/>
    </style:style>
    <style:style style:name="T89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90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91" style:family="text">
      <style:text-properties fo:font-weight="normal" officeooo:rsid="0082f2df" style:font-weight-asian="normal" style:font-weight-complex="normal"/>
    </style:style>
    <style:style style:name="T92" style:family="text">
      <style:text-properties fo:font-weight="normal" officeooo:rsid="002f283b" style:font-weight-asian="normal" style:font-weight-complex="normal"/>
    </style:style>
    <style:style style:name="T93" style:family="text">
      <style:text-properties fo:font-weight="normal" officeooo:rsid="00115d46" style:font-weight-asian="normal" style:font-weight-complex="normal"/>
    </style:style>
    <style:style style:name="T94" style:family="text">
      <style:text-properties officeooo:rsid="0082f2df"/>
    </style:style>
    <style:style style:name="T95" style:family="text">
      <style:text-properties officeooo:rsid="0083bcd1"/>
    </style:style>
    <style:style style:name="T96" style:family="text">
      <style:text-properties fo:font-variant="small-caps"/>
    </style:style>
    <style:style style:name="T97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98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99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100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101" style:family="text">
      <style:text-properties fo:font-variant="small-caps" officeooo:rsid="000ddb0c"/>
    </style:style>
    <style:style style:name="T102" style:family="text">
      <style:text-properties officeooo:rsid="001900ea"/>
    </style:style>
    <style:style style:name="T103" style:family="text">
      <style:text-properties officeooo:rsid="004dcdb8"/>
    </style:style>
    <style:style style:name="T104" style:family="text">
      <style:text-properties officeooo:rsid="00533694"/>
    </style:style>
    <style:style style:name="T105" style:family="text">
      <style:text-properties officeooo:rsid="005636d4"/>
    </style:style>
    <style:style style:name="T106" style:family="text">
      <style:text-properties officeooo:rsid="00569ac4"/>
    </style:style>
    <style:style style:name="T107" style:family="text">
      <style:text-properties officeooo:rsid="00578bc4"/>
    </style:style>
    <style:style style:name="T108" style:family="text">
      <style:text-properties officeooo:rsid="005a2c6f"/>
    </style:style>
    <style:style style:name="T109" style:family="text">
      <style:text-properties style:font-name="DejaVu Sans" officeooo:rsid="005636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01">J</text:span><text:span text:style-name="T96">oshua Humpherys</text:span></text:p>
      <text:p text:style-name="P12">Greater San Diego Area</text:p>
      <text:p text:style-name="P4"><text:a xlink:type="simple" xlink:href="mailto:joshua.humpherys@gmail.com" text:style-name="Internet_20_link" text:visited-style-name="Visited_20_Internet_20_Link"><text:span text:style-name="T66">joshua.humpherys@gmail.com</text:span></text:a><text:span text:style-name="T79"> <text:s/>| <text:s/></text:span><text:span text:style-name="T80">442-888-9000</text:span></text:p>
      <text:p text:style-name="P51"><text:a xlink:type="simple" xlink:href="https://www.joshhumpherys.com/" text:style-name="Internet_20_link" text:visited-style-name="Visited_20_Internet_20_Link"><text:span text:style-name="T84">joshhumpherys.com</text:span></text:a><text:span text:style-name="T81"> <text:s/></text:span><text:span text:style-name="T84">| <text:s/></text:span><text:a xlink:type="simple" xlink:href="https://www.linkedin.com/in/joshhumpherys/" text:style-name="Internet_20_link" text:visited-style-name="Visited_20_Internet_20_Link"><text:span text:style-name="T66">linkedin.com/in/joshhumpherys</text:span></text:a><text:span text:style-name="T81"> <text:s/></text:span><text:span text:style-name="T84">| <text:s/></text:span><text:a xlink:type="simple" xlink:href="https://github.com/JoshHumpherys" text:style-name="Internet_20_link" text:visited-style-name="Visited_20_Internet_20_Link"><text:span text:style-name="T81">github.com/joshhumpherys</text:span></text:a></text:p>
      <text:p text:style-name="P45"/>
      <text:p text:style-name="P13">Software <text:span text:style-name="T107">engineer</text:span> <text:span text:style-name="T107">pursuing a full-time development position at a fast-paced company</text:span></text:p>
      <text:p text:style-name="P17"/>
      <text:p text:style-name="P21">Technical Qualifications</text:p>
      <text:p text:style-name="P1"><text:span text:style-name="T2">Java <text:s/>| <text:s/>C# <text:s/>| <text:s/>Java</text:span><text:span text:style-name="T3">S</text:span><text:span text:style-name="T2">cript <text:s/>| <text:s/>CSS <text:s/>| <text:s/>HTML <text:s/>| <text:s/>React <text:s/>| <text:s/>Redux <text:s/>| <text:s/>Node.js <text:s/>| <text:s/>Gulp <text:s/>| <text:s/></text:span><text:span text:style-name="T8">Ninject <text:s/>| <text:s/></text:span><text:span text:style-name="T2">MySQL <text:s/>| <text:s/></text:span><text:span text:style-name="T4">LaTeX</text:span></text:p>
      <text:p text:style-name="P2"><text:span text:style-name="T2">Git/Git</text:span><text:span text:style-name="T5">H</text:span><text:span text:style-name="T2">ub <text:s/>| <text:s/>IntelliJ/Web</text:span><text:span text:style-name="T6">S</text:span><text:span text:style-name="T2">torm <text:s/></text:span><text:span text:style-name="T7">| <text:s/>Visual Studio</text:span><text:span text:style-name="T2"> <text:s/>| <text:s/>Android Studio</text:span><text:span text:style-name="T7"> <text:s/></text:span><text:span text:style-name="T2">| <text:s/>Eclipse <text:s/>| <text:s/>Android <text:s/>| <text:s/>Linux <text:s/>| <text:s/>Windows</text:span></text:p>
      <text:p text:style-name="P3"/>
      <text:p text:style-name="P21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text:span text:style-name="T62">Undergraduate </text:span><text:span text:style-name="T63">Student </text:span><text:span text:style-name="T64">(</text:span><text:span text:style-name="T65">Senior</text:span><text:span text:style-name="T64">)</text:span><text:span text:style-name="T43">; Covenant College; Lookout Mountain, GA; August 2015 – </text:span><text:span text:style-name="T44">Present</text:span></text:p>
            <text:list xml:id="list754637660" text:style-name="L1">
              <text:list-item>
                <text:p text:style-name="P28"><text:span text:style-name="T41">Graduating with</text:span><text:span text:style-name="T23"> </text:span><text:span text:style-name="T41">both a B.A. Computer Science and a B.A. Mathematics</text:span></text:p>
              </text:list-item>
              <text:list-item>
                <text:p text:style-name="P34"><text:span text:style-name="T41">C</text:span><text:span text:style-name="T24">oncentrating in cybersecurity and software engineering</text:span></text:p>
              </text:list-item>
              <text:list-item>
                <text:p text:style-name="P34"><text:span text:style-name="T24">E</text:span><text:span text:style-name="T42">xpected graduation: May 2018</text:span></text:p>
              </text:list-item>
              <text:list-item>
                <text:p text:style-name="P29"><text:span text:style-name="T42">G</text:span><text:span text:style-name="T25">PA: 3.9</text:span><text:span text:style-name="T26">5</text:span><text:span text:style-name="T25">/4.00</text:span></text:p>
              </text:list-item>
            </text:list>
          </table:table-cell>
        </table:table-row>
      </table:table>
      <text:p text:style-name="P6"/>
      <text:p text:style-name="P14"><text:span text:style-name="T99">R</text:span><text:span text:style-name="T97">elated Coursework</text:span></text:p>
      <text:p text:style-name="P7">Discrete Structures <text:s/>| <text:s/>Data Structures and Algorithms <text:s/>| <text:s/>Database Systems <text:s/><text:span text:style-name="T104">| <text:s/>Software Engineering</text:span></text:p>
      <text:p text:style-name="P8">Computer Organization <text:s/>| <text:s/>Operating Systems <text:s/>| <text:s/>Network Programming <text:s/>| <text:s/>Programming Languages</text:p>
      <text:p text:style-name="P43">Foundations of Computational Theory <text:s/><text:span text:style-name="T106">| <text:s/>Introduction to AI and ML <text:s/>| <text:s/></text:span>Software Security Engineering</text:p>
      <text:p text:style-name="P8">Computer and Information Security <text:s/>| <text:s/>Cyber Defense and Digital Forensics <text:s/><text:span text:style-name="T106">| <text:s/></text:span>Cryptography</text:p>
      <text:p text:style-name="P43">Linear Algebra <text:s/><text:span text:style-name="T108">| <text:s/></text:span>Modern Algebra <text:s/>| <text:s/>Formal Logic <text:s/>| <text:s/>Real Analysis <text:s/>| <text:s/>Complex Variables</text:p>
      <text:p text:style-name="P43">Calculus III <text:s/><text:span text:style-name="T108">| <text:s/></text:span>Differential Equations <text:s/>| <text:s/>Proofs and Expositions <text:s/>| <text:s/>Probability</text:p>
      <text:p text:style-name="P6"/>
      <text:p text:style-name="P15"><text:span text:style-name="T98">P</text:span><text:span text:style-name="T100">rofessional Experienc</text:span><text:span text:style-name="T99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<text:span text:style-name="T16">Software Engineering </text:span><text:span text:style-name="T14">Intern</text:span><text:span text:style-name="T18">; </text:span><text:span text:style-name="T21">Illumina</text:span><text:span text:style-name="T9">; </text:span><text:span text:style-name="T21">San Diego, CA</text:span><text:span text:style-name="T9">; </text:span><text:span text:style-name="T20">Summer 201</text:span><text:span text:style-name="T21">7</text:span></text:p>
            <text:list xml:id="list3957205922" text:style-name="L2">
              <text:list-item>
                <text:p text:style-name="P35"><text:span text:style-name="T50">W</text:span><text:span text:style-name="T49">orked on Project Firefly, creating </text:span><text:span text:style-name="T51">various applications for </text:span><text:span text:style-name="T52">both</text:span><text:span text:style-name="T51"> end-users and manufacturers</text:span></text:p>
              </text:list-item>
              <text:list-item>
                <text:p text:style-name="P36"><text:span text:style-name="T53">W</text:span><text:span text:style-name="T49">rote </text:span><text:span text:style-name="T54">re-usable, cross-instrument libraries </text:span><text:span text:style-name="T51">and </text:span><text:span text:style-name="T49">front-end C# applications </text:span><text:span text:style-name="T51">using WPF and UWP</text:span></text:p>
              </text:list-item>
              <text:list-item>
                <text:p text:style-name="P37"><text:span text:style-name="T55">I</text:span><text:span text:style-name="T49">ntegrated quickly into a professional environment </text:span><text:span text:style-name="T51">and helped keep our team on schedule</text:span></text:p>
              </text:list-item>
            </text:list>
            <text:p text:style-name="P20"/>
            <text:p text:style-name="P26"><text:span text:style-name="T15">Full-Stack</text:span><text:span text:style-name="T14"> Web Development Intern</text:span><text:span text:style-name="T18">; </text:span><text:span text:style-name="T11">Paragon Component Systems</text:span><text:span text:style-name="T9">; </text:span><text:span text:style-name="T11">Chattanooga, TN</text:span><text:span text:style-name="T9">; </text:span><text:span text:style-name="T20">Summer 2016</text:span></text:p>
            <text:list xml:id="list212848821380091" text:continue-numbering="true" text:style-name="L2">
              <text:list-item>
                <text:p text:style-name="P30"><text:span text:style-name="T50">Creat</text:span><text:span text:style-name="T56">ed</text:span><text:span text:style-name="T50"> in-browser engineering software </text:span><text:span text:style-name="T57">using React and Redux</text:span></text:p>
              </text:list-item>
              <text:list-item>
                <text:p text:style-name="P30"><text:span text:style-name="T58">Add</text:span><text:span text:style-name="T56">ed</text:span><text:span text:style-name="T58"> routes to </text:span><text:span text:style-name="T59">the</text:span><text:span text:style-name="T58"> server and updat</text:span><text:span text:style-name="T56">ed</text:span><text:span text:style-name="T58"> </text:span><text:span text:style-name="T59">the</text:span><text:span text:style-name="T58"> database schema using</text:span><text:span text:style-name="T53"> C# </text:span><text:span text:style-name="T60">and</text:span><text:span text:style-name="T58"> </text:span><text:span text:style-name="T53">Entity Framework</text:span></text:p>
              </text:list-item>
              <text:list-item>
                <text:p text:style-name="P30"><text:span text:style-name="T61">Contribut</text:span><text:span text:style-name="T56">ed</text:span><text:span text:style-name="T61"> significantly to</text:span><text:span text:style-name="T55"> a team of </text:span><text:span text:style-name="T61">only</text:span><text:span text:style-name="T55"> 6-8 developers</text:span></text:p>
              </text:list-item>
            </text:list>
            <text:p text:style-name="P18"/>
            <text:p text:style-name="P26"><text:span text:style-name="T14">Android Development Volunteer</text:span><text:span text:style-name="T19">; LightSys </text:span><text:span text:style-name="T12">Technology Services</text:span><text:span text:style-name="T10">; </text:span><text:span text:style-name="T12">Colorado Springs, C</text:span><text:span text:style-name="T17">O</text:span><text:span text:style-name="T10">; </text:span><text:span text:style-name="T12">March 2016</text:span></text:p>
            <text:list xml:id="list1325093007" text:style-name="L3">
              <text:list-item>
                <text:p text:style-name="P31"><text:span text:style-name="T27">Developed</text:span><text:span text:style-name="T28"> an </text:span><text:span text:style-name="T29">Android app </text:span><text:span text:style-name="T30">to accompany LightSys’ CRM software</text:span></text:p>
              </text:list-item>
              <text:list-item>
                <text:p text:style-name="P38"><text:span text:style-name="T76">Source code</text:span><text:span text:style-name="T77">: </text:span><text:a xlink:type="simple" xlink:href="https://github.com/LightSys/kardia_android_crm" text:style-name="Internet_20_link" text:visited-style-name="Visited_20_Internet_20_Link"><text:span text:style-name="T78">https://github.com/LightSys/kardia_android_crm</text:span></text:a></text:p>
              </text:list-item>
            </text:list>
            <text:p text:style-name="P19"/>
            <text:p text:style-name="P26"><text:span text:style-name="T14">Software Development Volunteer</text:span><text:span text:style-name="T18">; </text:span><text:span text:style-name="T13">Invasion Laser Tag</text:span><text:span text:style-name="T10">; </text:span><text:span text:style-name="T13">San Marcos, CA</text:span><text:span text:style-name="T10">; </text:span><text:span text:style-name="T13">July 2015</text:span></text:p>
            <text:list xml:id="list2942684785" text:style-name="L4">
              <text:list-item>
                <text:p text:style-name="P32"><text:span text:style-name="T31">Created</text:span><text:span text:style-name="T27"> a Java application to generate “Happy Birthday” images, </text:span><text:span text:style-name="T32">with </text:span><text:span text:style-name="T33">a </text:span><text:span text:style-name="T32">custom name and color</text:span></text:p>
              </text:list-item>
              <text:list-item>
                <text:p text:style-name="P39"><text:span text:style-name="T73">Source </text:span><text:span text:style-name="T74">code</text:span><text:span text:style-name="T73">: </text:span><text:a xlink:type="simple" xlink:href="https://github.com/JoshHumpherys/Birthday-Names" text:style-name="Internet_20_link" text:visited-style-name="Visited_20_Internet_20_Link"><text:span text:style-name="T75">https://github.com/JoshHumpherys/Birthday-Names</text:span></text:a></text:p>
              </text:list-item>
            </text:list>
          </table:table-cell>
        </table:table-row>
      </table:table>
      <text:p text:style-name="P15"/>
      <text:p text:style-name="P22"><text:span text:style-name="T1">Personal</text:span> <text:span text:style-name="T102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105">Cube Timer</text:span>; <text:span text:style-name="T105">January</text:span><text:span text:style-name="T109"> 2018 – Present</text:span></text:p>
            <text:list xml:id="list2863156393" text:style-name="L5">
              <text:list-item>
                <text:p text:style-name="P52"><text:span text:style-name="T24">Developing</text:span><text:span text:style-name="T22"> a </text:span><text:span text:style-name="T24">browser-based timer for speedcubers to record solve time</text:span><text:span text:style-name="T40">s</text:span><text:span text:style-name="T24"> and perform analysis</text:span></text:p>
              </text:list-item>
              <text:list-item>
                <text:p text:style-name="P42"><text:span text:style-name="T67">Source code: </text:span><text:a xlink:type="simple" xlink:href="https://github.com/JoshHumpherys/cube-timer" text:style-name="Internet_20_link" text:visited-style-name="Visited_20_Internet_20_Link"><text:span text:style-name="T68">https://github.com/JoshHumpherys/</text:span></text:a><text:a xlink:type="simple" xlink:href="https://github.com/JoshHumpherys/cube-timer" text:style-name="Internet_20_link" text:visited-style-name="Visited_20_Internet_20_Link"><text:span text:style-name="T69">cube-timer</text:span></text:a></text:p>
              </text:list-item>
            </text:list>
            <text:p text:style-name="P46"/>
            <text:p text:style-name="P5"><text:span text:style-name="T103">AutomaDraw</text:span>; <text:span text:style-name="T103">July 2017 – December 2017</text:span></text:p>
            <text:list xml:id="list212847911009852" text:continue-numbering="true" text:style-name="L5">
              <text:list-item>
                <text:p text:style-name="P52"><text:span text:style-name="T22">Programm</text:span><text:span text:style-name="T24">ed</text:span><text:span text:style-name="T22"> a web app to create and analyze various automata and formal grammars</text:span></text:p>
              </text:list-item>
              <text:list-item>
                <text:p text:style-name="P42"><text:span text:style-name="T67">Source code: </text:span><text:a xlink:type="simple" xlink:href="https://github.com/JoshHumpherys/AutomaDraw" text:style-name="Internet_20_link" text:visited-style-name="Visited_20_Internet_20_Link"><text:span text:style-name="T68">https://github.com/JoshHumpherys/</text:span></text:a><text:a xlink:type="simple" xlink:href="https://github.com/JoshHumpherys/AutomaDraw" text:style-name="Internet_20_link" text:visited-style-name="Visited_20_Internet_20_Link"><text:span text:style-name="T70">AutomaDraw</text:span></text:a></text:p>
              </text:list-item>
            </text:list>
            <text:p text:style-name="P47"/>
            <text:p text:style-name="P50"><text:span text:style-name="T102">Colors</text:span>; August 2016</text:p>
            <text:list xml:id="list212847749891188" text:continue-numbering="true" text:style-name="L5">
              <text:list-item>
                <text:p text:style-name="P53"><text:span text:style-name="T45">Created an Android app to change the wallpaper color to a random color every day at midnight</text:span></text:p>
              </text:list-item>
              <text:list-item>
                <text:p text:style-name="P40"><text:span text:style-name="T67">Source code: </text:span><text:a xlink:type="simple" xlink:href="https://github.com/JoshHumpherys/Colors" text:style-name="Internet_20_link" text:visited-style-name="Visited_20_Internet_20_Link"><text:span text:style-name="T68">https://github.com/JoshHumpherys/</text:span></text:a><text:a xlink:type="simple" xlink:href="https://github.com/JoshHumpherys/Colors" text:style-name="Internet_20_link" text:visited-style-name="Visited_20_Internet_20_Link"><text:span text:style-name="T71">Colors</text:span></text:a></text:p>
              </text:list-item>
            </text:list>
            <text:p text:style-name="P48"/>
            <text:p text:style-name="P54"><text:span text:style-name="T38">Penguin Game</text:span><text:span text:style-name="T34">; </text:span><text:span text:style-name="T24">January</text:span><text:span text:style-name="T39"> 2016 </text:span><text:span text:style-name="T24">– March 2016</text:span></text:p>
            <text:list xml:id="list180707278" text:style-name="L6">
              <text:list-item>
                <text:p text:style-name="P33"><text:span text:style-name="T85">Designed and </text:span><text:span text:style-name="T35">wrote</text:span><text:span text:style-name="T34"> a 2D platformer from scratch using Java</text:span><text:span text:style-name="T36">S</text:span><text:span text:style-name="T34">cript </text:span><text:span text:style-name="T37">to ask a girl to a school dance</text:span></text:p>
              </text:list-item>
              <text:list-item>
                <text:p text:style-name="P41"><text:span text:style-name="T72">Full game: </text:span><text:a xlink:type="simple" xlink:href="http://joshhumpherys.github.io/PenguinGame" text:style-name="Internet_20_link" text:visited-style-name="Visited_20_Internet_20_Link"><text:span text:style-name="T68">http://</text:span></text:a><text:a xlink:type="simple" xlink:href="http://joshhumpherys.github.io/PenguinGame" text:style-name="Internet_20_link" text:visited-style-name="Visited_20_Internet_20_Link"><text:span text:style-name="T72">joshhumpherys.github.io/PenguinGam</text:span></text:a><text:a xlink:type="simple" xlink:href="http://joshhumpherys.github.io/PenguinGame" text:style-name="Internet_20_link" text:visited-style-name="Visited_20_Internet_20_Link"><text:span text:style-name="T71">e</text:span></text:a></text:p>
              </text:list-item>
            </text:list>
          </table:table-cell>
        </table:table-row>
      </table:table>
      <text:p text:style-name="P23"><text:soft-page-break/></text:p>
      <text:p text:style-name="P14"><text:span text:style-name="T99">A</text:span><text:span text:style-name="T97">wards and Honors</text:span></text:p>
      <text:p text:style-name="P9">Male Scholar-Athlete of the Year <text:s/>| <text:s/>United States Marine Corps Scholastic Excellence Award</text:p>
      <text:p text:style-name="P10">AP Scholar with Distinction</text:p>
      <text:p text:style-name="P6"/>
      <text:p text:style-name="P14"><text:span text:style-name="T99">I</text:span><text:span text:style-name="T97">nterests and Hobbies</text:span></text:p>
      <text:p text:style-name="P11">Developing retro-style arcade games <text:s/>| <text:s/><text:span text:style-name="T94">Developing </text:span>Android apps <text:s/>| <text:s/><text:span text:style-name="T94">R</text:span>eading about new technology</text:p>
      <text:p text:style-name="P11"><text:span text:style-name="T94">L</text:span>earning more about Material Design and user experience <text:s/>| <text:s/><text:span text:style-name="T94">S</text:span>peedcubing (Rubik’s cube) <text:s/>| <text:s/><text:span text:style-name="T95">Playing v</text:span>olleyball</text:p>
      <text:p text:style-name="P16"><text:span text:style-name="T91">Playing F</text:span><text:span text:style-name="T92">risbee</text:span><text:span text:style-name="T93">™</text:span><text:span text:style-name="T92"> <text:s/>| <text:s/></text:span><text:span text:style-name="T91">R</text:span><text:span text:style-name="T92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8-01-12T21:28:47.042850725</dc:date>
    <meta:editing-duration>PT6H41M16S</meta:editing-duration>
    <meta:editing-cycles>60</meta:editing-cycles>
    <meta:generator>LibreOffice/5.3.1.2$Linux_X86_64 LibreOffice_project/30m0$Build-2</meta:generator>
    <meta:document-statistic meta:table-count="3" meta:image-count="0" meta:object-count="0" meta:page-count="2" meta:paragraph-count="56" meta:word-count="494" meta:character-count="3580" meta:non-whitespace-character-count="3072"/>
  </office:meta>
</office:document-meta>
</file>